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295831" officeooo:paragraph-rsid="0f2958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f2abd0e" style:font-size-asian="12pt" style:font-size-complex="12pt"/>
    </style:style>
    <style:style style:name="P4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6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47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8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ca5faa5"/>
    </style:style>
    <style:style style:name="P52" style:family="paragraph" style:parent-style-name="Standard">
      <style:text-properties officeooo:paragraph-rsid="0ca6ddb9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d1ec96e"/>
    </style:style>
    <style:style style:name="P60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text-properties officeooo:paragraph-rsid="0d2e61eb"/>
    </style:style>
    <style:style style:name="P63" style:family="paragraph" style:parent-style-name="Standard">
      <style:text-properties officeooo:paragraph-rsid="0d804757"/>
    </style:style>
    <style:style style:name="P64" style:family="paragraph" style:parent-style-name="Standard">
      <style:text-properties officeooo:paragraph-rsid="0d1be4a7"/>
    </style:style>
    <style:style style:name="P65" style:family="paragraph" style:parent-style-name="Standard">
      <style:text-properties officeooo:paragraph-rsid="0daef67d"/>
    </style:style>
    <style:style style:name="P66" style:family="paragraph" style:parent-style-name="Standard">
      <style:text-properties officeooo:paragraph-rsid="0db0d4d1"/>
    </style:style>
    <style:style style:name="P67" style:family="paragraph" style:parent-style-name="Standard">
      <style:text-properties officeooo:paragraph-rsid="0dce9327"/>
    </style:style>
    <style:style style:name="P68" style:family="paragraph" style:parent-style-name="Standard">
      <style:text-properties officeooo:rsid="0dde9a1c" officeooo:paragraph-rsid="0dde9a1c"/>
    </style:style>
    <style:style style:name="P69" style:family="paragraph" style:parent-style-name="Standard">
      <style:text-properties officeooo:rsid="0dde9a1c" officeooo:paragraph-rsid="0ddfbc49"/>
    </style:style>
    <style:style style:name="P70" style:family="paragraph" style:parent-style-name="Standard">
      <style:text-properties officeooo:rsid="0dde9a1c" officeooo:paragraph-rsid="0f28fb61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2" style:family="paragraph" style:parent-style-name="Footnote">
      <style:text-properties officeooo:rsid="043ccc66" officeooo:paragraph-rsid="0dca2508"/>
    </style:style>
    <style:style style:name="P73" style:family="paragraph" style:parent-style-name="Footnote">
      <style:text-properties officeooo:rsid="043ccc66" officeooo:paragraph-rsid="0e5afad8"/>
    </style:style>
    <style:style style:name="P74" style:family="paragraph" style:parent-style-name="Standard">
      <style:text-properties officeooo:paragraph-rsid="0e0f3ce4"/>
    </style:style>
    <style:style style:name="P75" style:family="paragraph" style:parent-style-name="Standard">
      <style:text-properties officeooo:paragraph-rsid="0e153b91"/>
    </style:style>
    <style:style style:name="P76" style:family="paragraph" style:parent-style-name="Standard">
      <style:text-properties officeooo:paragraph-rsid="0e26e14b"/>
    </style:style>
    <style:style style:name="P77" style:family="paragraph" style:parent-style-name="Standard">
      <style:text-properties officeooo:paragraph-rsid="0e5c6890"/>
    </style:style>
    <style:style style:name="P78" style:family="paragraph" style:parent-style-name="Footnote">
      <style:text-properties officeooo:paragraph-rsid="0e72255e"/>
    </style:style>
    <style:style style:name="P79" style:family="paragraph" style:parent-style-name="Footnote">
      <style:text-properties officeooo:paragraph-rsid="0e81bf91"/>
    </style:style>
    <style:style style:name="P80" style:family="paragraph" style:parent-style-name="Standard">
      <style:text-properties officeooo:paragraph-rsid="0e8858a9"/>
    </style:style>
    <style:style style:name="P81" style:family="paragraph" style:parent-style-name="Footnote">
      <style:text-properties officeooo:paragraph-rsid="0e9381e6"/>
    </style:style>
    <style:style style:name="P82" style:family="paragraph" style:parent-style-name="Footnote">
      <style:text-properties officeooo:paragraph-rsid="0ea78533"/>
    </style:style>
    <style:style style:name="P83" style:family="paragraph" style:parent-style-name="Standard">
      <style:text-properties officeooo:paragraph-rsid="0ea9445c"/>
    </style:style>
    <style:style style:name="P84" style:family="paragraph" style:parent-style-name="Footnote">
      <style:text-properties officeooo:paragraph-rsid="0ead3525"/>
    </style:style>
    <style:style style:name="P85" style:family="paragraph" style:parent-style-name="Standard">
      <style:text-properties officeooo:paragraph-rsid="0dbf3336"/>
    </style:style>
    <style:style style:name="P86" style:family="paragraph" style:parent-style-name="Standard">
      <style:text-properties officeooo:paragraph-rsid="0eb4913f"/>
    </style:style>
    <style:style style:name="P87" style:family="paragraph" style:parent-style-name="Footnote">
      <style:text-properties officeooo:paragraph-rsid="0ef98af7"/>
    </style:style>
    <style:style style:name="P88" style:family="paragraph" style:parent-style-name="Footnote">
      <style:text-properties officeooo:paragraph-rsid="0f01ec83"/>
    </style:style>
    <style:style style:name="P89" style:family="paragraph" style:parent-style-name="Footnote">
      <style:text-properties officeooo:paragraph-rsid="0f05db4d"/>
    </style:style>
    <style:style style:name="P90" style:family="paragraph" style:parent-style-name="Standard">
      <style:text-properties officeooo:paragraph-rsid="0f1c472f"/>
    </style:style>
    <style:style style:name="P91" style:family="paragraph" style:parent-style-name="Standard">
      <style:text-properties officeooo:paragraph-rsid="0f28fb61"/>
    </style:style>
    <style:style style:name="P92" style:family="paragraph" style:parent-style-name="Standard">
      <style:text-properties officeooo:paragraph-rsid="0f34ee81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>
      <style:text-properties officeooo:paragraph-rsid="0cc5fe5b"/>
    </style:style>
    <style:style style:name="P99" style:family="paragraph" style:parent-style-name="Standard">
      <style:text-properties officeooo:rsid="0dde9a1c" officeooo:paragraph-rsid="0f28fb61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101" style:family="paragraph" style:parent-style-name="Standard">
      <style:text-properties officeooo:paragraph-rsid="0f35fc9a"/>
    </style:style>
    <style:style style:name="P102" style:family="paragraph" style:parent-style-name="Standard">
      <style:text-properties officeooo:rsid="0f35fc9a" officeooo:paragraph-rsid="0f35fc9a"/>
    </style:style>
    <style:style style:name="P103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04" style:family="paragraph" style:parent-style-name="Standard">
      <style:text-properties style:font-name="Liberation Sans" fo:font-size="12pt" officeooo:paragraph-rsid="0f37d045" style:font-size-asian="12pt" style:font-size-complex="12pt"/>
    </style:style>
    <style:style style:name="P105" style:family="paragraph" style:parent-style-name="Standard">
      <style:text-properties style:font-name="Liberation Sans" fo:font-size="12pt" officeooo:paragraph-rsid="0f3b6d93" style:font-size-asian="12pt" style:font-size-complex="12pt"/>
    </style:style>
    <style:style style:name="P10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37d045" officeooo:paragraph-rsid="0f3973b4"/>
    </style:style>
    <style:style style:name="P10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3b6d93" officeooo:paragraph-rsid="0f3b6d93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nl" fo:country="NL" style:text-underline-style="non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style:text-underline-style="none" officeooo:rsid="0fbedc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style:font-name="Liberation Sans" fo:font-size="12pt" fo:language="nl" fo:country="NL" style:text-underline-style="none" officeooo:rsid="0f3b6d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20" style:family="text">
      <style:text-properties style:font-name="Liberation Sans" officeooo:rsid="047fb57c"/>
    </style:style>
    <style:style style:name="T21" style:family="text">
      <style:text-properties style:font-name="Liberation Sans" officeooo:rsid="047da547"/>
    </style:style>
    <style:style style:name="T22" style:family="text">
      <style:text-properties style:font-name="Liberation Sans" fo:font-size="10pt" style:font-size-asian="10pt" style:font-size-complex="10pt"/>
    </style:style>
    <style:style style:name="T23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style:font-name="Liberation Sans" officeooo:rsid="0f19e10f"/>
    </style:style>
    <style:style style:name="T26" style:family="text">
      <style:text-properties style:font-name="Liberation Sans" officeooo:rsid="0f1e3d19"/>
    </style:style>
    <style:style style:name="T27" style:family="text">
      <style:text-properties style:font-name="Ubuntu1" fo:font-size="11pt" style:font-size-asian="11pt" style:font-size-complex="11pt"/>
    </style:style>
    <style:style style:name="T28" style:family="text">
      <style:text-properties style:font-name="Ubuntu1" fo:font-size="10pt" style:font-size-asian="10pt" style:font-size-complex="10pt"/>
    </style:style>
    <style:style style:name="T29" style:family="text">
      <style:text-properties fo:language="nl" fo:country="NL" style:language-asian="nl" style:country-asian="NL"/>
    </style:style>
    <style:style style:name="T30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officeooo:rsid="02f99a6c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7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7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text-underline-style="none"/>
    </style:style>
    <style:style style:name="T226" style:family="text">
      <style:text-properties fo:color="#000000" loext:opacity="100%" style:text-line-through-style="none" style:text-line-through-type="none" style:text-underline-style="none" officeooo:rsid="0aabd8f8"/>
    </style:style>
    <style:style style:name="T227" style:family="text">
      <style:text-properties fo:color="#000000" loext:opacity="100%" style:text-line-through-style="none" style:text-line-through-type="none" style:text-underline-style="none" officeooo:rsid="0ee1abbb"/>
    </style:style>
    <style:style style:name="T228" style:family="text">
      <style:text-properties fo:color="#000000" loext:opacity="100%" style:text-line-through-style="none" style:text-line-through-type="none" style:text-underline-style="none" officeooo:rsid="0ee5411e"/>
    </style:style>
    <style:style style:name="T22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8" style:family="text">
      <style:text-properties fo:color="#000000" loext:opacity="100%" fo:language="nl" fo:country="NL" officeooo:rsid="0ed666af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5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6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9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81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82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83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84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3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4" style:family="text">
      <style:text-properties fo:color="#000000" loext:opacity="100%" officeooo:rsid="004804ae"/>
    </style:style>
    <style:style style:name="T30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18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19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2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23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2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2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26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2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2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2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3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3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loext:opacity="0%" style:font-name="Liberation Sans" officeooo:rsid="047da547"/>
    </style:style>
    <style:style style:name="T34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4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0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1" style:family="text">
      <style:text-properties style:use-window-font-color="true" loext:opacity="0%" style:font-name="Liberation Sans" fo:font-size="12pt" style:font-size-asian="12pt" style:font-size-complex="12pt"/>
    </style:style>
    <style:style style:name="T362" style:family="text">
      <style:text-properties style:use-window-font-color="true" loext:opacity="0%" style:font-name="Liberation Sans" officeooo:rsid="0efd8e5c"/>
    </style:style>
    <style:style style:name="T363" style:family="text">
      <style:text-properties officeooo:rsid="04473353"/>
    </style:style>
    <style:style style:name="T36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7" style:family="text">
      <style:text-properties officeooo:rsid="0aace3cd"/>
    </style:style>
    <style:style style:name="T368" style:family="text">
      <style:text-properties fo:font-size="8pt" style:font-size-asian="8pt" style:font-size-complex="8pt" loext:padding="0.049cm" loext:border="0.31pt solid #000000"/>
    </style:style>
    <style:style style:name="T369" style:family="text">
      <style:text-properties officeooo:rsid="01657261" style:font-size-complex="12pt"/>
    </style:style>
    <style:style style:name="T370" style:family="text">
      <style:text-properties officeooo:rsid="0e5635a7"/>
    </style:style>
    <style:style style:name="T371" style:family="text">
      <style:text-properties officeooo:rsid="0e56c5f4"/>
    </style:style>
    <style:style style:name="T372" style:family="text">
      <style:text-properties officeooo:rsid="0e80285f"/>
    </style:style>
    <style:style style:name="T373" style:family="text">
      <style:text-properties officeooo:rsid="0e838e2a"/>
    </style:style>
    <style:style style:name="T374" style:family="text">
      <style:text-properties officeooo:rsid="0e83c34e"/>
    </style:style>
    <style:style style:name="T37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9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8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82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83" style:family="text">
      <style:text-properties fo:color="#808080" loext:opacity="10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fo:color="#808080" loext:opacity="10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6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7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8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fo:color="#808080" loext:opacity="10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fo:color="#808080" loext:opacity="100%" style:font-name="Liberation Sans" fo:font-size="12pt" style:font-size-asian="12pt" style:font-size-complex="12pt"/>
    </style:style>
    <style:style style:name="T391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2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3" style:family="text">
      <style:text-properties officeooo:rsid="0ee1abbb"/>
    </style:style>
    <style:style style:name="T3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7" style:family="text">
      <style:text-properties officeooo:rsid="0f0ca65a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officeooo:rsid="0f30ba38" style:font-weight-asian="bold" style:font-weight-complex="bold"/>
    </style:style>
    <style:style style:name="T400" style:family="text">
      <style:text-properties fo:font-weight="bold" officeooo:rsid="0f3c007b" style:font-weight-asian="bold" style:font-weight-complex="bold"/>
    </style:style>
    <style:style style:name="T401" style:family="text">
      <style:text-properties officeooo:rsid="0f3c007b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3"><text:span text:style-name="Strong_20_Emphasis"><text:span text:style-name="T251">C</text:span></text:span><text:span text:style-name="Strong_20_Emphasis"><text:span text:style-name="T250">hecklist voor </text:span></text:span><text:span text:style-name="Strong_20_Emphasis"><text:span text:style-name="T252">de installatie</text:span></text:span><text:span text:style-name="Strong_20_Emphasis"><text:span text:style-name="T250"> van </text:span></text:span><text:span text:style-name="Strong_20_Emphasis"><text:span text:style-name="T250"><text:user-field-get text:name="Distro">Ubuntu</text:user-field-get></text:span></text:span><text:span text:style-name="Strong_20_Emphasis"><text:span text:style-name="T250"><text:s/></text:span></text:span><text:span text:style-name="Strong_20_Emphasis"><text:span text:style-name="T258"><text:user-field-get text:name="Version">22.04</text:user-field-get></text:span></text:span><text:span text:style-name="Strong_20_Emphasis"><text:span text:style-name="T254"><text:s/></text:span></text:span><text:span text:style-name="Strong_20_Emphasis"><text:span text:style-name="T255">LTS</text:span></text:span><text:span text:style-name="Strong_20_Emphasis"><text:span text:style-name="T255"><text:note text:id="ftn1" text:note-class="footnote"><text:note-citation>1</text:note-citation><text:note-body><text:p text:style-name="P89"><text:span text:style-name="T285">LTS</text:span><text:span text:style-name="T293"> </text:span><text:span text:style-name="T294">staat voor</text:span><text:span text:style-name="T292"> </text:span><text:span text:style-name="T285">Long-Term Support, langetermijnondersteuning, </text:span><text:span text:style-name="T295">en </text:span><text:span text:style-name="T296">d</text:span><text:span text:style-name="T295">eze </text:span><text:span text:style-name="Strong_20_Emphasis"><text:span text:style-name="T302"><text:user-field-get text:name="Distro">Ubuntu</text:user-field-get></text:span></text:span><text:span text:style-name="T295"><text:s/></text:span><text:span text:style-name="T303"><text:user-field-get text:name="Version">22.04</text:user-field-get></text:span><text:span text:style-name="T303"><text:s/></text:span><text:span text:style-name="T295">LTS </text:span><text:span text:style-name="T297">(codenaam </text:span><text:span text:style-name="T300">J</text:span><text:span text:style-name="T394">ammy Jellyfish</text:span><text:span text:style-name="T297">) </text:span><text:span text:style-name="T294">van</text:span><text:span text:style-name="T291"> </text:span><text:span text:style-name="T289">april</text:span><text:span text:style-name="T287"> </text:span><text:span text:style-name="Strong_20_Emphasis"><text:span text:style-name="T174"><text:user-field-get style:data-style-name="N0" text:name="Releaseyear">2022</text:user-field-get></text:span></text:span><text:span text:style-name="T289"><text:s/></text:span><text:span text:style-name="T285">wordt </text:span><text:span text:style-name="T286">vijf</text:span><text:span text:style-name="T285"> jaar onder</text:span><text:span text:style-name="T301">steund</text:span><text:span text:style-name="T290"> </text:span><text:span text:style-name="T285">tot </text:span><text:span text:style-name="T289">april</text:span><text:span text:style-name="T284"> </text:span><text:span text:style-name="T285">202</text:span><text:span text:style-name="T289">7</text:span><text:span text:style-name="T288">.</text:span></text:p></text:note-body></text:note></text:span></text:span><text:span text:style-name="Strong_20_Emphasis"><text:span text:style-name="T256"> </text:span></text:span><text:span text:style-name="Strong_20_Emphasis"><text:span text:style-name="T257"><text:user-field-get text:name="Edition">desktop</text:user-field-get></text:span></text:span><text:span text:style-name="Strong_20_Emphasis"><text:span text:style-name="T253">.</text:span></text:span></text:p>
      <text:p text:style-name="P11"/>
      <text:p text:style-name="P75"><text:span text:style-name="T45">Kijk op</text:span><text:span text:style-name="T250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50"> </text:span><text:span text:style-name="T338">voor</text:span><text:span text:style-name="T339"> </text:span><text:span text:style-name="T340">deze en andere </text:span><text:span text:style-name="T341">Linux documenten</text:span><text:span text:style-name="T70">, scripts, </text:span><text:span text:style-name="T71">en informatie</text:span><text:span text:style-name="T70">.</text:span></text:p>
      <text:p text:style-name="P12"/>
      <text:p text:style-name="P46"><text:span text:style-name="T39">D</text:span><text:span text:style-name="T38">it is een invulbare PD</text:span><text:span text:style-name="T40">F</text:span><text:span text:style-name="T38"> met </text:span><text:span text:style-name="Strong_20_Emphasis"><text:span text:style-name="T80">tekst</text:span></text:span><text:span text:style-name="T38">- en</text:span><text:span text:style-name="Strong_20_Emphasis"><text:span text:style-name="T79"> </text:span></text:span><text:span text:style-name="Strong_20_Emphasis"><text:span text:style-name="T125"><draw:control text:anchor-type="as-char" draw:z-index="20" draw:name="Vorm3_ 1" draw:style-name="gr1" draw:text-style-name="P108" svg:width="0.35cm" svg:height="0.35cm" draw:control="control21"/></text:span></text:span><text:span text:style-name="T38"><text:s/>keuzevakken; </text:span><text:span text:style-name="T41">a</text:span><text:span text:style-name="T38">fdrukken is niet noodzakelijk.</text:span></text:p>
      <text:p text:style-name="P13"/>
      <text:p text:style-name="P20"><text:span text:style-name="T26">Vul </text:span><text:span text:style-name="T25">achter</text:span><text:span text:style-name="T20"> de </text:span><text:span text:style-name="Definition"><text:span text:style-name="T397">ONDERSTREEPTE</text:span></text:span><text:span text:style-name="T1"> </text:span><text:span text:style-name="T21">woorden</text:span><text:span text:style-name="T20"> het</text:span><text:span text:style-name="Strong_20_Emphasis"><text:span text:style-name="T320"> </text:span></text:span><text:span text:style-name="Strong_20_Emphasis"><text:span text:style-name="T321">tekstvak</text:span></text:span><text:span text:style-name="T21"> </text:span><text:span text:style-name="T26">in,</text:span><text:span text:style-name="T21"> </text:span><text:span text:style-name="T342">zie </text:span><text:span text:style-name="T362">[</text:span><text:span text:style-name="T342">toelichting</text:span><text:span text:style-name="T362">]</text:span><text:span text:style-name="T21">:</text:span></text:p>
      <text:p text:style-name="P2"><text:span text:style-name="Definition"><text:span text:style-name="T30">GEBRUIKER</text:span></text:span><text:span text:style-name="T347"><text:tab/><text:tab/></text:span><text:span text:style-name="T361"> <text:tab/><text:tab/></text:span><text:span text:style-name="T348"><draw:control text:anchor-type="as-char" svg:y="-0.429cm" draw:z-index="8" draw:name="Gebruiker" draw:style-name="gr2" draw:text-style-name="P109" svg:width="6.002cm" svg:height="0.6cm" draw:control="control9"><svg:title>Gebruiker</svg:title><svg:desc>Volledige naam, bijv. Jan Stek</svg:desc></draw:control></text:span><text:span text:style-name="T348"><text:tab/></text:span><text:span text:style-name="T349">[</text:span><text:span text:style-name="T345">volledige naam, bijv. </text:span><text:span text:style-name="T346">J</text:span><text:span text:style-name="T359">a</text:span><text:span text:style-name="T346">n </text:span><text:span text:style-name="T359">Jansen</text:span><text:span text:style-name="T360">]</text:span></text:p>
      <text:p text:style-name="P90"><text:span text:style-name="Definition"><text:span text:style-name="T344">g</text:span></text:span><text:span text:style-name="Definition">ebruikersnaam</text:span><text:span text:style-name="T343"><text:tab/></text:span><text:span text:style-name="T343"><draw:control text:anchor-type="as-char" svg:y="-0.429cm" draw:z-index="19" draw:name="Gberuikersnaam 2" draw:style-name="gr2" draw:text-style-name="P109" svg:width="6.002cm" svg:height="0.6cm" draw:control="control20"><svg:title>Gebruikersnaam</svg:title><svg:desc>Korte naam, bijv. jan</svg:desc></draw:control></text:span><text:span text:style-name="T343"><text:tab/></text:span><text:span text:style-name="T9">[</text:span><text:span text:style-name="T8">korte naam, bijv. </text:span><text:span text:style-name="T262">j</text:span><text:span text:style-name="T263">a</text:span><text:span text:style-name="T262">n</text:span><text:span text:style-name="T264">]</text:span></text:p>
      <text:p text:style-name="P7"><text:span text:style-name="Definition">COMPUTERNAAM</text:span><text:span text:style-name="T350"><text:tab/><text:tab/></text:span><draw:control text:anchor-type="as-char" svg:y="-0.429cm" draw:z-index="9" draw:name="Computernaam" draw:style-name="gr2" draw:text-style-name="P109" svg:width="6.002cm" svg:height="0.6cm" draw:control="control10"><svg:title>Computernaam</svg:title><svg:desc>Unieke naam van de computer</svg:desc></draw:control><text:tab/><text:span text:style-name="T356">[</text:span><text:span text:style-name="T352">naam van de compute</text:span><text:span text:style-name="T353">r, </text:span><text:span text:style-name="T354">bijv. </text:span><text:span text:style-name="T355">pc02</text:span><text:span text:style-name="T356">]</text:span></text:p>
      <text:p text:style-name="P1"><text:span text:style-name="Definition">OPSTARTMEnU</text:span><text:span text:style-name="T348"><text:tab/><text:tab/><text:tab/></text:span><text:span text:style-name="T348"><draw:control text:anchor-type="as-char" svg:y="-0.429cm" draw:z-index="10" draw:name="Opstartmenu" draw:style-name="gr2" draw:text-style-name="P109" svg:width="6.002cm" svg:height="0.6cm" draw:control="control11"><svg:title>Opstartmenu</svg:title><svg:desc>Toets voor het opstartmenu ("bootmenu")</svg:desc></draw:control></text:span><text:span text:style-name="T348"><text:tab/></text:span><text:span text:style-name="T356">[</text:span><text:span text:style-name="T352">to</text:span><text:span text:style-name="T357">ets voor het opstartmedium</text:span><text:span text:style-name="T358">]</text:span></text:p>
      <text:p text:style-name="P6"><text:span text:style-name="Definition"><text:span text:style-name="T351">INSTELLINGE</text:span></text:span><text:span text:style-name="Definition">N</text:span><text:span text:style-name="T351"> <text:tab/><text:tab/><text:tab/></text:span><text:span text:style-name="T351"><draw:control text:anchor-type="as-char" svg:y="-0.429cm" draw:z-index="7" draw:name="Instellingen" draw:style-name="gr2" draw:text-style-name="P109" svg:width="6.002cm" svg:height="0.6cm" draw:control="control8"><svg:title>Instellingen</svg:title><svg:desc>Toets voor het BIOS/UEFI-scherm ("setup")</svg:desc></draw:control></text:span><text:span text:style-name="T351"><text:tab/></text:span><text:span text:style-name="T356">[</text:span><text:span text:style-name="T352">toets voor het UEFI-BIOS-scherm</text:span><text:span text:style-name="T356">]</text:span></text:p>
      <text:p text:style-name="P3"><text:span text:style-name="Definition"><text:span text:style-name="T383">GEBRUIKER2</text:span></text:span><text:span text:style-name="T388"><text:tab/></text:span><text:span text:style-name="T390"> <text:tab/><text:tab/></text:span><text:span text:style-name="T375"><draw:control text:anchor-type="as-char" svg:y="-0.429cm" draw:z-index="15" draw:name="Gebruiker 1" draw:style-name="gr2" draw:text-style-name="P109" svg:width="6.002cm" svg:height="0.6cm" draw:control="control16"><svg:title>Gebruiker</svg:title><svg:desc>Volledige naam, bijv. Jan Stek</svg:desc></draw:control></text:span><text:span text:style-name="T375"><text:tab/></text:span><text:span text:style-name="T376">[</text:span><text:span text:style-name="T377">volledige naam </text:span><text:span text:style-name="T378">evt. 2</text:span><text:span text:style-name="T391">e</text:span><text:span text:style-name="T378"> gebruiker</text:span><text:span text:style-name="T379">]</text:span></text:p>
      <text:p text:style-name="P76"><text:span text:style-name="Definition"><text:span text:style-name="T383">GEBRUIKERSN</text:span></text:span><text:span text:style-name="Definition"><text:span text:style-name="T384">aa</text:span></text:span><text:span text:style-name="Definition"><text:span text:style-name="T383">M2</text:span></text:span><text:span text:style-name="Definition"><text:span text:style-name="T389"><text:tab/></text:span></text:span><text:span text:style-name="T380"><draw:control text:anchor-type="as-char" svg:y="-0.429cm" draw:z-index="16" draw:name="Gberuikersnaam 1" draw:style-name="gr2" draw:text-style-name="P109" svg:width="6.002cm" svg:height="0.6cm" draw:control="control17"><svg:title>Gebruikersnaam</svg:title><svg:desc>Korte naam, bijv. jan</svg:desc></draw:control></text:span><text:span text:style-name="T380"><text:tab/></text:span><text:span text:style-name="T382">[</text:span><text:span text:style-name="T381">korte naam</text:span><text:span text:style-name="T385"> </text:span><text:span text:style-name="T386">evt. 2</text:span><text:span text:style-name="T392">e</text:span><text:span text:style-name="T386"> gebruiker</text:span><text:span text:style-name="T387">]</text:span></text:p>
      <text:p text:style-name="P8"><text:span text:style-name="T265">Vervang </text:span><text:span text:style-name="T272">de</text:span><text:span text:style-name="T265"> </text:span><text:span text:style-name="Definition"><text:span text:style-name="T32">ONDERSTREEPTE</text:span></text:span><text:span text:style-name="T265"> </text:span><text:span text:style-name="T266">woorden </text:span><text:span text:style-name="T265">in deze checklist door </text:span><text:span text:style-name="T272">d</text:span><text:span text:style-name="T273">i</text:span><text:span text:style-name="T272">e </text:span><text:span text:style-name="T271">in </text:span><text:span text:style-name="T273">het</text:span><text:span text:style-name="Strong_20_Emphasis"><text:span text:style-name="T97"> </text:span></text:span><text:span text:style-name="Strong_20_Emphasis"><text:span text:style-name="T122">tekstvak</text:span></text:span><text:span text:style-name="T265">.</text:span></text:p>
      <text:p text:style-name="P5"/>
      <text:p text:style-name="P5"/>
      <text:p text:style-name="P4"><text:span text:style-name="T277">Nog niet op Linux?</text:span><text:span text:style-name="T267"><text:tab/></text:span><text:span text:style-name="T274"><text:tab/></text:span><text:span text:style-name="T275">G</text:span><text:span text:style-name="T268">ebruik </text:span><text:span text:style-name="Strong_20_Emphasis"><text:span text:style-name="T278">Checklist migratie</text:span></text:span><text:span text:style-name="T26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9"> onder </text:span><text:span text:style-name="T276">Linux</text:span><text:span text:style-name="T270">.</text:span></text:p>
      <text:p text:style-name="P45"><text:span text:style-name="T238">Nieuwe installatie?</text:span><text:span text:style-name="T233"><text:tab/></text:span><text:span text:style-name="T235"></text:span><text:span text:style-name="T237"><text:tab/></text:span><text:span text:style-name="T236">B</text:span><text:span text:style-name="T233">egin bij hoofdstuk </text:span><text:span text:style-name="T238"><text:bookmark-ref text:reference-format="page" text:ref-name="__RefNumPara__4009_1271708128">2</text:bookmark-ref></text:span><text:span text:style-name="T233"><text:s text:c="2"/></text:span><text:span text:style-name="T239"><text:bookmark-ref text:reference-format="text" text:ref-name="__RefNumPara__4009_1271708128">Installatie uitvoeren</text:bookmark-ref></text:span><text:span text:style-name="T234">.</text:span></text:p>
      <text:p text:style-name="P29"/>
      <text:p text:style-name="P29"/>
      <text:list xml:id="list4240253515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60"><text:span text:style-name="Strong_20_Emphasis"><text:span text:style-name="T77"><text:s/></text:span></text:span><text:span text:style-name="Strong_20_Emphasis"><text:span text:style-name="T124"><draw:control text:anchor-type="as-char" draw:z-index="13" draw:name="Vorm3_0" draw:style-name="gr1" draw:text-style-name="P10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7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72"><text:span text:style-name="User_20_Entry"><text:span text:style-name="T173">E</text:span></text:span><text:span text:style-name="User_20_Entry"><text:span text:style-name="T218">v</text:span></text:span><text:span text:style-name="User_20_Entry"><text:span text:style-name="T219">en</text:span></text:span><text:span text:style-name="User_20_Entry"><text:span text:style-name="T221">t</text:span></text:span><text:span text:style-name="User_20_Entry"><text:span text:style-name="T222">uele </text:span></text:span><text:span text:style-name="User_20_Entry"><text:span text:style-name="T223">extra </text:span></text:span><text:span text:style-name="Definition"><text:span text:style-name="T395">gebruiker</text:span></text:span><text:span text:style-name="User_20_Entry"><text:span text:style-name="T207">s</text:span></text:span><text:span text:style-name="User_20_Entry"><text:span text:style-name="T223"> aanmelden </text:span></text:span><text:span text:style-name="User_20_Entry"><text:span text:style-name="T224">en dezelfde stappen uitvoeren</text:span></text:span><text:span text:style-name="User_20_Entry"><text:span text:style-name="T220">.</text:span></text:span></text:p></text:note-body></text:note>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82"><text:s/></text:span></text:span><text:span text:style-name="Strong_20_Emphasis"><text:span text:style-name="T127"><draw:control text:anchor-type="as-char" draw:z-index="0" draw:name="Vorm4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82">Installeer </text:span></text:span><text:span text:style-name="Strong_20_Emphasis"><text:span text:style-name="T120">pakket kz</text:span></text:span><text:span text:style-name="Strong_20_Emphasis"><text:span text:style-name="T120"><text:note text:id="ftn3" text:note-class="footnote"><text:note-citation>3</text:note-citation><text:note-body><text:p text:style-name="P84"><text:span text:style-name="T373">Debian-</text:span><text:span text:style-name="T374">p</text:span>akket kz plaatst documenten en scripts van Karel Zimmer <text:span text:style-name="T372">(zie </text:span><text:a xlink:type="simple" xlink:href="https://karelzimmer.nl/" text:style-name="Internet_20_link" text:visited-style-name="Visited_20_Internet_20_Link"><text:span text:style-name="Strong_20_Emphasis"><text:span text:style-name="T364">karelzimmer.nl</text:span></text:span></text:a><text:span text:style-name="Strong_20_Emphasis"><text:span text:style-name="T35">) </text:span></text:span>voor het installeren en beheren van Debian en op Debian gebaseerd systeem zoals Ubuntu.</text:p></text:note-body></text:note></text:span></text:span><text:span text:style-name="Strong_20_Emphasis"><text:span text:style-name="T120"> </text:span></text:span><text:span text:style-name="Strong_20_Emphasis"><text:span text:style-name="T83">via </text:span></text:span><text:span text:style-name="Strong_20_Emphasis"><text:span text:style-name="T91">een </text:span></text:span><text:span text:style-name="Strong_20_Emphasis"><text:span text:style-name="T97">druk op de </text:span></text:span><text:span text:style-name="Strong_20_Emphasis"><text:span text:style-name="T94">Super</text:span></text:span><text:span text:style-name="Strong_20_Emphasis"><text:span text:style-name="T97">-toets</text:span></text:span><text:span text:style-name="Strong_20_Emphasis"><text:span text:style-name="T43"><text:note text:id="ftn4" text:note-class="footnote"><text:note-citation>4</text:note-citation><text:note-body><text:p text:style-name="P88"><text:span text:style-name="T232">D</text:span>e <text:span text:style-name="T368">Super</text:span>-toets <text:span text:style-name="T298">is de Windows-toets, Command-toets </text:span><text:span text:style-name="T299">(Apple)</text:span><text:span text:style-name="T298">, of Vergrootglas-toets </text:span><text:span text:style-name="T299">(Chromebook)</text:span><text:span text:style-name="T298">.</text:span></text:p></text:note-body></text:note></text:span></text:span><text:span text:style-name="Strong_20_Emphasis"><text:span text:style-name="T91">, </text:span></text:span><text:span text:style-name="Strong_20_Emphasis"><text:span text:style-name="T104">t</text:span></text:span><text:span text:style-name="Strong_20_Emphasis"><text:span text:style-name="T96">yp </text:span></text:span><text:span text:style-name="Strong_20_Emphasis"><text:span text:style-name="T143">ter</text:span></text:span><text:span text:style-name="Strong_20_Emphasis"><text:span text:style-name="T144">m</text:span></text:span><text:span text:style-name="Strong_20_Emphasis"><text:span text:style-name="T85"> </text:span></text:span><text:span text:style-name="Strong_20_Emphasis"><text:span text:style-name="T105">e</text:span></text:span><text:span text:style-name="Strong_20_Emphasis"><text:span text:style-name="T83">n </text:span></text:span><text:span text:style-name="Strong_20_Emphasis"><text:span text:style-name="T99">k</text:span></text:span><text:span text:style-name="Strong_20_Emphasis"><text:span text:style-name="T83">lik op het pictogram van </text:span></text:span><text:span text:style-name="Strong_20_Emphasis"><text:span text:style-name="T145">Terminalvenster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65"><text:span text:style-name="Strong_20_Emphasis"><text:span text:style-name="T82"/></text:span></text:p>
          </table:table-cell>
          <table:table-cell table:style-name="_31_._5f_Installatie_5f_voorbereiden.A1" office:value-type="string">
            <text:p text:style-name="P59"><text:span text:style-name="T3">Typ</text:span><text:span text:style-name="Strong_20_Emphasis"><text:span text:style-name="T86">, of </text:span></text:span><text:span text:style-name="Strong_20_Emphasis"><text:span text:style-name="T85">kopieer en plak, de</text:span></text:span><text:span text:style-name="Strong_20_Emphasis"><text:span text:style-name="T87">z</text:span></text:span><text:span text:style-name="Strong_20_Emphasis"><text:span text:style-name="T85">e </text:span></text:span><text:span text:style-name="Strong_20_Emphasis"><text:span text:style-name="T88">twee </text:span></text:span><text:span text:style-name="Strong_20_Emphasis"><text:span text:style-name="T85">opdrachten, ieder gevolgd door de </text:span></text:span><text:span text:style-name="Strong_20_Emphasis"><text:span text:style-name="T84">Enter</text:span></text:span><text:span text:style-name="Strong_20_Emphasis"><text:span text:style-name="T83">-toets:<text:line-break/></text:span></text:span><text:span text:style-name="User_20_Entry"><text:span text:style-name="T36">wget karelzimmer.nl/</text:span></text:span><text:span text:style-name="User_20_Entry"><text:span text:style-name="T37">kz</text:span></text:span><text:span text:style-name="User_20_Entry"><text:span text:style-name="T36"><text:line-break/>bash </text:span></text:span><text:span text:style-name="User_20_Entry"><text:span text:style-name="T37">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68"><text:span text:style-name="T3">V</text:span><text:span text:style-name="Strong_20_Emphasis"><text:span text:style-name="T89">olg </text:span></text:span><text:span text:style-name="Strong_20_Emphasis"><text:span text:style-name="T9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82"><text:s/></text:span></text:span><text:span text:style-name="Strong_20_Emphasis"><text:span text:style-name="Strong_20_Emphasis"><text:span text:style-name="T127"><draw:control text:anchor-type="as-char" draw:z-index="1" draw:name="Vorm6" draw:style-name="gr1" draw:text-style-name="P10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91">Bereid de installatie voor </text:span></text:span><text:span text:style-name="Strong_20_Emphasis"><text:span text:style-name="T83">via </text:span></text:span><text:span text:style-name="Strong_20_Emphasis"><text:span text:style-name="T91">een </text:span></text:span><text:span text:style-name="Strong_20_Emphasis"><text:span text:style-name="T92">druk </text:span></text:span><text:span text:style-name="Strong_20_Emphasis"><text:span text:style-name="T93">op de </text:span></text:span><text:span text:style-name="Strong_20_Emphasis"><text:span text:style-name="T94">Super</text:span></text:span><text:span text:style-name="Strong_20_Emphasis"><text:span text:style-name="T93">-toets</text:span></text:span><text:span text:style-name="Strong_20_Emphasis"><text:span text:style-name="T44"><text:note-ref text:note-class="footnote" text:reference-format="text" text:ref-name="ftn4">4</text:note-ref></text:span></text:span><text:span text:style-name="Strong_20_Emphasis"><text:span text:style-name="T91">, </text:span></text:span><text:span text:style-name="Strong_20_Emphasis"><text:span text:style-name="T95">t</text:span></text:span><text:span text:style-name="Strong_20_Emphasis"><text:span text:style-name="T96">yp </text:span></text:span><text:span text:style-name="Strong_20_Emphasis"><text:span text:style-name="T139">men</text:span></text:span><text:span text:style-name="Strong_20_Emphasis"><text:span text:style-name="T140">u</text:span></text:span><text:span text:style-name="Strong_20_Emphasis"><text:span text:style-name="T97"> </text:span></text:span><text:span text:style-name="Strong_20_Emphasis"><text:span text:style-name="T98">e</text:span></text:span><text:span text:style-name="Strong_20_Emphasis"><text:span text:style-name="T83">n </text:span></text:span><text:span text:style-name="Strong_20_Emphasis"><text:span text:style-name="T99">k</text:span></text:span><text:span text:style-name="Strong_20_Emphasis"><text:span text:style-name="T83">lik op het pictogram van</text:span></text:span><text:span text:style-name="Strong_20_Emphasis"><text:span text:style-name="T128">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93">.</text:span></text:span></text:p>
          </table:table-cell>
        </table:table-row>
        <table:table-row>
          <table:table-cell table:style-name="_31_._5f_Installatie_5f_voorbereiden.A1" office:value-type="string">
            <text:p text:style-name="P66"><text:span text:style-name="Strong_20_Emphasis"><text:span text:style-name="T82"/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100">K</text:span></text:span><text:span text:style-name="Strong_20_Emphasis"><text:span text:style-name="T101">ie</text:span></text:span><text:span text:style-name="Strong_20_Emphasis"><text:span text:style-name="T102">s</text:span></text:span><text:span text:style-name="Strong_20_Emphasis"><text:span text:style-name="T90"> </text:span></text:span><text:span text:style-name="Strong_20_Emphasis"><text:span text:style-name="T162">1</text:span></text:span><text:span text:style-name="Strong_20_Emphasis"><text:span text:style-name="T163"> </text:span></text:span><text:span text:style-name="Strong_20_Emphasis"><text:span text:style-name="T164">In</text:span></text:span><text:span text:style-name="Strong_20_Emphasis"><text:span text:style-name="T151">stallatie voorbereiden</text:span></text:span><text:span text:style-name="Strong_20_Emphasis"><text:span text:style-name="T103"> </text:span></text:span><text:span text:style-name="Strong_20_Emphasis"><text:span text:style-name="T89">en </text:span></text:span><text:span text:style-name="Strong_20_Emphasis"><text:span text:style-name="T123">klik op </text:span></text:span><text:span text:style-name="Strong_20_Emphasis"><text:span text:style-name="T146">Verder</text:span></text:span><text:span text:style-name="Strong_20_Emphasis"><text:span text:style-name="T123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70"><text:span text:style-name="T3">V</text:span><text:span text:style-name="Strong_20_Emphasis"><text:span text:style-name="T89">olg </text:span></text:span><text:span text:style-name="Strong_20_Emphasis"><text:span text:style-name="T90">de aanwijzingen op het scherm.</text:span></text:span></text:p>
          </table:table-cell>
        </table:table-row>
      </table:table>
      <text:p text:style-name="P15"/>
      <text:list xml:id="list93305979770996" text:continue-numbering="true" text:style-name="L1">
        <text:list-item>
          <text:p text:style-name="P96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7"><text:span text:style-name="Strong_20_Emphasis"><text:span text:style-name="T82"><text:s/></text:span></text:span><text:span text:style-name="Strong_20_Emphasis"><text:span text:style-name="T127"><draw:control text:anchor-type="as-char" draw:z-index="2" draw:name="Vorm9" draw:style-name="gr1" draw:text-style-name="P10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3"><text:span text:style-name="T34">Start de computer op vanaf </text:span><text:span text:style-name="T304">een </text:span><text:span text:style-name="Strong_20_Emphasis"><text:span text:style-name="T260"><text:user-field-get text:name="Distro">Ubuntu</text:user-field-get></text:span></text:span><text:span text:style-name="T248"><text:s/></text:span><text:span text:style-name="T245"><text:user-field-get text:name="Version">22.04</text:user-field-get></text:span><text:span text:style-name="T225"><text:s/>Live</text:span><text:span text:style-name="T225"><text:note text:id="ftn5" text:note-class="footnote"><text:note-citation>1</text:note-citation><text:note-body><text:p text:style-name="P87"><text:span text:style-name="T363">Vanaf ee</text:span>n Live <text:span text:style-name="T393">usb</text:span><text:span text:style-name="T367">-stick </text:span><text:span text:style-name="T370">(</text:span><text:span text:style-name="T367">of </text:span><text:span text:style-name="T371">dvd</text:span><text:span text:style-name="T370">)</text:span><text:span text:style-name="T28"> </text:span>kunt <text:span text:style-name="T363">u opstarten en</text:span> <text:span text:style-name="T22">met </text:span><text:span text:style-name="Strong_20_Emphasis"><text:span text:style-name="T302"><text:user-field-get text:name="Distro">Ubuntu</text:user-field-get></text:span></text:span><text:span text:style-name="Strong_20_Emphasis"><text:span text:style-name="T302"><text:s/></text:span></text:span>werken zonder deze te installeren.</text:p></text:note-body></text:note></text:span><text:span text:style-name="T225"> </text:span><text:span text:style-name="T227">usb</text:span><text:span text:style-name="T226">-stick</text:span><text:span text:style-name="T226"><text:note text:id="ftn6" text:note-class="footnote"><text:note-citation>2</text:note-citation><text:note-body><text:p text:style-name="P82"><text:span text:style-name="Strong_20_Emphasis"><text:span text:style-name="T175">Download </text:span></text:span><text:span text:style-name="Strong_20_Emphasis"><text:span text:style-name="T176">een </text:span></text:span><text:span text:style-name="Strong_20_Emphasis"><text:span text:style-name="T177">cd</text:span></text:span><text:span text:style-name="Strong_20_Emphasis"><text:span text:style-name="T203">-beeldbestand</text:span></text:span><text:span text:style-name="Strong_20_Emphasis"><text:span text:style-name="T178"> </text:span></text:span><text:span text:style-name="Strong_20_Emphasis"><text:span text:style-name="T179">(.iso) </text:span></text:span><text:span text:style-name="Strong_20_Emphasis"><text:span text:style-name="T178">vanaf </text:span></text:span><text:a xlink:type="simple" xlink:href="https://nl.releases.ubuntu.com/" text:style-name="Internet_20_link" text:visited-style-name="Visited_20_Internet_20_Link"><text:span text:style-name="Strong_20_Emphasis"><text:span text:style-name="T365">nl.releases.ubuntu.com</text:span></text:span></text:a><text:span text:style-name="Strong_20_Emphasis"><text:span text:style-name="T178">, </text:span></text:span><text:span text:style-name="Strong_20_Emphasis"><text:span text:style-name="T180">klik op</text:span></text:span><text:span text:style-name="Strong_20_Emphasis"><text:span text:style-name="T181"> </text:span></text:span><text:span text:style-name="Strong_20_Emphasis"><text:span text:style-name="T209">Ubuntu 2</text:span></text:span><text:span text:style-name="Strong_20_Emphasis"><text:span text:style-name="T210">2</text:span></text:span><text:span text:style-name="Strong_20_Emphasis"><text:span text:style-name="T209">.04 LTS (Jammy Jellyfish)</text:span></text:span><text:span text:style-name="Strong_20_Emphasis"><text:span text:style-name="T181">, </text:span></text:span><text:span text:style-name="Strong_20_Emphasis"><text:span text:style-name="T182">en </text:span></text:span><text:span text:style-name="Strong_20_Emphasis"><text:span text:style-name="T180">klik </text:span></text:span><text:span text:style-name="Strong_20_Emphasis"><text:span text:style-name="T182">vervolgens </text:span></text:span><text:span text:style-name="Strong_20_Emphasis"><text:span text:style-name="T183">achter</text:span></text:span><text:span text:style-name="Strong_20_Emphasis"><text:span text:style-name="T182"> </text:span></text:span><text:span text:style-name="Strong_20_Emphasis"><text:span text:style-name="T211">Desktop image</text:span></text:span><text:span text:style-name="Strong_20_Emphasis"><text:span text:style-name="T182"> </text:span></text:span><text:span text:style-name="Strong_20_Emphasis"><text:span text:style-name="T183">op </text:span></text:span><text:span text:style-name="Strong_20_Emphasis"><text:span text:style-name="T208">64-bit PC (AMD64) desktop image</text:span></text:span><text:span text:style-name="Strong_20_Emphasis"><text:span text:style-name="T206">.</text:span></text:span><text:span text:style-name="Strong_20_Emphasis"><text:span text:style-name="T182"><text:line-break/></text:span></text:span><text:span text:style-name="Strong_20_Emphasis"><text:span text:style-name="T180">P</text:span></text:span><text:span text:style-name="Strong_20_Emphasis"><text:span text:style-name="T175">laats </text:span></text:span><text:span text:style-name="Strong_20_Emphasis"><text:span text:style-name="T176">een </text:span></text:span><text:span text:style-name="Strong_20_Emphasis"><text:span text:style-name="T177">usb</text:span></text:span><text:span text:style-name="Strong_20_Emphasis"><text:span text:style-name="T176">-stick </text:span></text:span><text:span text:style-name="Strong_20_Emphasis"><text:span text:style-name="T204">va</text:span></text:span><text:span text:style-name="Strong_20_Emphasis"><text:span text:style-name="T184">n </text:span></text:span><text:span text:style-name="Strong_20_Emphasis"><text:span text:style-name="T185">min</text:span></text:span><text:span text:style-name="Strong_20_Emphasis"><text:span text:style-name="T186">imaal</text:span></text:span><text:span text:style-name="Strong_20_Emphasis"><text:span text:style-name="T185"> </text:span></text:span><text:span text:style-name="Strong_20_Emphasis"><text:span text:style-name="T187">4</text:span></text:span><text:span text:style-name="Strong_20_Emphasis"><text:span text:style-name="T185"> GB. <text:line-break/></text:span></text:span><text:span text:style-name="Strong_20_Emphasis"><text:span text:style-name="T205">Zoek</text:span></text:span><text:span text:style-name="Strong_20_Emphasis"><text:span text:style-name="T185"> </text:span></text:span><text:span text:style-name="Strong_20_Emphasis"><text:span text:style-name="T212">s</text:span></text:span><text:span text:style-name="Strong_20_Emphasis"><text:span text:style-name="T213">ch</text:span></text:span><text:span text:style-name="Strong_20_Emphasis"><text:span text:style-name="T185"> en klik op het pictogram van</text:span></text:span><text:span text:style-name="Strong_20_Emphasis"><text:span text:style-name="T188"> </text:span></text:span><text:span text:style-name="Strong_20_Emphasis"><text:span text:style-name="T215">Schijven</text:span></text:span><text:span text:style-name="Strong_20_Emphasis"><text:span text:style-name="T189">. Selecteer de </text:span></text:span><text:span text:style-name="Strong_20_Emphasis"><text:span text:style-name="T190">usb</text:span></text:span><text:span text:style-name="Strong_20_Emphasis"><text:span text:style-name="T189">-stick in de lijst van schijven aan de linkerkant en klik rechtsboven op </text:span></text:span><text:span text:style-name="Strong_20_Emphasis"><text:span text:style-name="T214">Schijfinstellingen</text:span></text:span><text:span text:style-name="Strong_20_Emphasis"><text:span text:style-name="T189"> </text:span></text:span><text:span text:style-name="Strong_20_Emphasis"><text:span text:style-name="T214">⋮</text:span></text:span><text:span text:style-name="Strong_20_Emphasis"><text:span text:style-name="T189"> (icoontje met de drie puntjes).</text:span></text:span></text:p><text:p text:style-name="P78"><text:span text:style-name="Strong_20_Emphasis"><text:span text:style-name="T189"><text:tab/>Kies </text:span></text:span><text:span text:style-name="Strong_20_Emphasis"><text:span text:style-name="T214">Schijfkopie terugzetten</text:span></text:span><text:span text:style-name="Strong_20_Emphasis"><text:span text:style-name="T189"> en selecteer </text:span></text:span><text:span text:style-name="Strong_20_Emphasis"><text:span text:style-name="T191">het net</text:span></text:span><text:span text:style-name="Strong_20_Emphasis"><text:span text:style-name="T192"> gedownloade </text:span></text:span><text:span text:style-name="Strong_20_Emphasis"><text:span text:style-name="T193">cd</text:span></text:span><text:span text:style-name="T23">-beeldbestand </text:span><text:span text:style-name="T24">(.iso)</text:span><text:span text:style-name="Strong_20_Emphasis"><text:span text:style-name="T192">.</text:span></text:span></text:p><text:p text:style-name="P81"><text:span text:style-name="Strong_20_Emphasis"><text:span text:style-name="T189"><text:tab/>Klik op </text:span></text:span><text:span text:style-name="Strong_20_Emphasis"><text:span text:style-name="T214">Terugzetten starten</text:span></text:span><text:span text:style-name="Strong_20_Emphasis"><text:span text:style-name="T189"> en vervolgens op </text:span></text:span><text:span text:style-name="Strong_20_Emphasis"><text:span text:style-name="T214">Terugzetten</text:span></text:span><text:span text:style-name="Strong_20_Emphasis"><text:span text:style-name="T194">.<text:line-break/></text:span></text:span><text:span text:style-name="Strong_20_Emphasis"><text:span text:style-name="T195">O</text:span></text:span><text:span text:style-name="Strong_20_Emphasis"><text:span text:style-name="T176">f </text:span></text:span><text:span text:style-name="Strong_20_Emphasis"><text:span text:style-name="T196">gebruik </text:span></text:span><text:span text:style-name="Strong_20_Emphasis"><text:span text:style-name="T197">het programma </text:span></text:span><text:span text:style-name="Strong_20_Emphasis"><text:span text:style-name="T216">Etche</text:span></text:span><text:span text:style-name="Strong_20_Emphasis"><text:span text:style-name="T217">r</text:span></text:span><text:span text:style-name="Strong_20_Emphasis"><text:span text:style-name="T197"> </text:span></text:span><text:span text:style-name="Strong_20_Emphasis"><text:span text:style-name="T198">(</text:span></text:span><text:a xlink:type="simple" xlink:href="https://www.balena.io/etcher/" text:style-name="Internet_20_link" text:visited-style-name="Visited_20_Internet_20_Link"><text:span text:style-name="Strong_20_Emphasis"><text:span text:style-name="T366">etcher.io</text:span></text:span></text:a><text:span text:style-name="Strong_20_Emphasis"><text:span text:style-name="T198">) </text:span></text:span><text:span text:style-name="Strong_20_Emphasis"><text:span text:style-name="T199">dat </text:span></text:span><text:span text:style-name="Strong_20_Emphasis"><text:span text:style-name="T176">beschikbaar </text:span></text:span><text:span text:style-name="Strong_20_Emphasis"><text:span text:style-name="T199">is </text:span></text:span><text:span text:style-name="Strong_20_Emphasis"><text:span text:style-name="T176">voor </text:span></text:span><text:span text:style-name="Strong_20_Emphasis"><text:span text:style-name="T189">Windows, </text:span></text:span><text:span text:style-name="Strong_20_Emphasis"><text:span text:style-name="T200">mac</text:span></text:span><text:span text:style-name="Strong_20_Emphasis"><text:span text:style-name="T201">OS</text:span></text:span><text:span text:style-name="Strong_20_Emphasis"><text:span text:style-name="T197">, </text:span></text:span><text:span text:style-name="Strong_20_Emphasis"><text:span text:style-name="T198">en </text:span></text:span><text:span text:style-name="Strong_20_Emphasis"><text:span text:style-name="T197">Linux</text:span></text:span><text:span text:style-name="Strong_20_Emphasis"><text:span text:style-name="T202">.</text:span></text:span></text:p></text:note-body></text:note></text:span><text:span text:style-name="T225"> </text:span><text:span text:style-name="T228">of dvd.</text:span></text:p>
            <text:p text:style-name="P50"><text:span text:style-name="T171">Opstartmenu/</text:span><text:span text:style-name="T172">boot menu</text:span><text:span text:style-name="T171"> </text:span><text:span text:style-name="T170">via </text:span><text:span text:style-name="Definition"><text:span text:style-name="T369">opstartmenu</text:span></text:span><text:span text:style-name="T170">, </text:span><text:span text:style-name="T171">instellingen/</text:span><text:span text:style-name="T172">setup</text:span><text:span text:style-name="T170"> via </text:span><text:span text:style-name="Definition"><text:span text:style-name="T4">instellingen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82"/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76">D</text:span></text:span><text:span text:style-name="Strong_20_Emphasis"><text:span text:style-name="T46">ruk op </text:span></text:span><text:span text:style-name="Strong_20_Emphasis"><text:span text:style-name="T47">de </text:span></text:span><text:span text:style-name="Strong_20_Emphasis"><text:span text:style-name="T48">Enter</text:span></text:span><text:span text:style-name="Strong_20_Emphasis"><text:span text:style-name="T47">-toets </text:span></text:span><text:span text:style-name="Strong_20_Emphasis"><text:span text:style-name="T76">(</text:span></text:span><text:span text:style-name="Strong_20_Emphasis"><text:span text:style-name="T150">Try or Install Ubuntu</text:span></text:span><text:span text:style-name="Strong_20_Emphasis"><text:span text:style-name="T75"> </text:span></text:span><text:span text:style-name="Strong_20_Emphasis"><text:span text:style-name="T76">is reeds geselecteerd)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21"><text:span text:style-name="T280">Kies</text:span><text:span text:style-name="T281"> </text:span><text:span text:style-name="T283">Nederlands</text:span><text:span text:style-name="T281"> en klik</text:span><text:span text:style-name="T282"> </text:span><text:span text:style-name="T281">op</text:span><text:span text:style-name="T280"> </text:span><text:span text:style-name="T279">Ubuntu installeren</text:span><text:span text:style-name="T280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25"><text:span text:style-name="Strong_20_Emphasis"><text:span text:style-name="T72">V</text:span></text:span><text:span text:style-name="Strong_20_Emphasis"><text:span text:style-name="T68">olg de aanwijzingen </text:span></text:span><text:span text:style-name="Strong_20_Emphasis"><text:span text:style-name="T73">op de schermen</text:span></text:span><text:span text:style-name="Strong_20_Emphasis"><text:span text:style-name="T137">.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80"><text:span text:style-name="Strong_20_Emphasis"><text:span text:style-name="T3"><text:s/></text:span></text:span><text:span text:style-name="Strong_20_Emphasis"><text:span text:style-name="T82"><draw:control text:anchor-type="as-char" draw:z-index="17" draw:name="Vorm12" draw:style-name="gr1" draw:text-style-name="P108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49">Als </text:span></text:span><text:span text:style-name="Strong_20_Emphasis"><text:span text:style-name="T50">het </text:span></text:span><text:span text:style-name="Strong_20_Emphasis"><text:span text:style-name="T51">het scherm </text:span></text:span><text:span text:style-name="Strong_20_Emphasis"><text:span text:style-name="T156">Draadloos</text:span></text:span><text:span text:style-name="Strong_20_Emphasis"><text:span text:style-name="T51"> </text:span></text:span><text:span text:style-name="Strong_20_Emphasis"><text:span text:style-name="T50">verschijnt, </text:span></text:span><text:span text:style-name="Strong_20_Emphasis"><text:span text:style-name="T52">kies</text:span></text:span><text:span text:style-name="Strong_20_Emphasis"><text:span text:style-name="T51"> </text:span></text:span><text:span text:style-name="Strong_20_Emphasis"><text:span text:style-name="T74">het</text:span></text:span><text:span text:style-name="Strong_20_Emphasis"><text:span text:style-name="T52"> draadloos netwerk, maak </text:span></text:span><text:span text:style-name="Strong_20_Emphasis"><text:span text:style-name="T45">verbinding, </text:span></text:span><text:span text:style-name="Strong_20_Emphasis"><text:span text:style-name="T53">en klik</text:span></text:span><text:span text:style-name="Strong_20_Emphasis"><text:span text:style-name="T45"> </text:span></text:span><text:span text:style-name="Strong_20_Emphasis"><text:span text:style-name="T54">op </text:span></text:span><text:span text:style-name="Strong_20_Emphasis"><text:span text:style-name="T152">Verder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5"/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3"><text:s/></text:span></text:span><text:span text:style-name="T82"><draw:control text:anchor-type="as-char" draw:z-index="3" draw:name="Vorm16" draw:style-name="gr1" draw:text-style-name="P108" svg:width="0.35cm" svg:height="0.35cm" draw:control="control4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55">O</text:span></text:span><text:span text:style-name="Strong_20_Emphasis"><text:span text:style-name="T56">p het scherm </text:span></text:span><text:span text:style-name="Strong_20_Emphasis"><text:span text:style-name="T157">Installatietype</text:span></text:span><text:span text:style-name="Strong_20_Emphasis"><text:span text:style-name="T130"> </text:span></text:span><text:span text:style-name="Strong_20_Emphasis"><text:span text:style-name="T131">selecteer</text:span></text:span><text:span text:style-name="Strong_20_Emphasis"><text:span text:style-name="T132"> </text:span></text:span><text:span text:style-name="Strong_20_Emphasis"><text:span text:style-name="T306">het gewenste </text:span></text:span><text:span text:style-name="Strong_20_Emphasis"><text:span text:style-name="T323">Installatie type</text:span></text:span><text:span text:style-name="Strong_20_Emphasis"><text:span text:style-name="T306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74"><text:span text:style-name="Strong_20_Emphasis"><text:span text:style-name="T307">K</text:span></text:span><text:span text:style-name="Strong_20_Emphasis"><text:span text:style-name="T57">lik </text:span></text:span><text:span text:style-name="Strong_20_Emphasis"><text:span text:style-name="T58">op</text:span></text:span><text:span text:style-name="Strong_20_Emphasis"><text:span text:style-name="T57"> </text:span></text:span><text:span text:style-name="Strong_20_Emphasis"><text:span text:style-name="T154">I</text:span></text:span><text:span text:style-name="Strong_20_Emphasis"><text:span text:style-name="T155">nstalle</text:span></text:span><text:span text:style-name="Strong_20_Emphasis"><text:span text:style-name="T154">e</text:span></text:span><text:span text:style-name="Strong_20_Emphasis"><text:span text:style-name="T155">r </text:span></text:span><text:span text:style-name="Strong_20_Emphasis"><text:span text:style-name="T154">nu</text:span></text:span><text:span text:style-name="Strong_20_Emphasis"><text:span text:style-name="T57">, </text:span></text:span><text:span text:style-name="Strong_20_Emphasis"><text:span text:style-name="T69">of klik op </text:span></text:span><text:span text:style-name="Strong_20_Emphasis"><text:span text:style-name="T149">Verder</text:span></text:span><text:span text:style-name="Strong_20_Emphasis"><text:span text:style-name="T69"> en </text:span></text:span><text:span text:style-name="Strong_20_Emphasis"><text:span text:style-name="T129">c</text:span></text:span><text:span text:style-name="Strong_20_Emphasis"><text:span text:style-name="T59">ontroleer de </text:span></text:span><text:span text:style-name="Strong_20_Emphasis"><text:span text:style-name="T60">voorgestelde </text:span></text:span><text:span text:style-name="Strong_20_Emphasis"><text:span text:style-name="T59">schijfindelin</text:span></text:span><text:span text:style-name="Strong_20_Emphasis"><text:span text:style-name="T61">g,</text:span></text:span><text:span text:style-name="Strong_20_Emphasis"><text:span text:style-name="T59"> </text:span></text:span><text:span text:style-name="Strong_20_Emphasis"><text:span text:style-name="T62">kies de gewenste schijf, </text:span></text:span><text:span text:style-name="Strong_20_Emphasis"><text:span text:style-name="T61">en </text:span></text:span><text:span text:style-name="Strong_20_Emphasis"><text:span text:style-name="T135">k</text:span></text:span><text:span text:style-name="Strong_20_Emphasis"><text:span text:style-name="T136">lik op </text:span></text:span><text:span text:style-name="Strong_20_Emphasis"><text:span text:style-name="T154">I</text:span></text:span><text:span text:style-name="Strong_20_Emphasis"><text:span text:style-name="T155">nstalle</text:span></text:span><text:span text:style-name="Strong_20_Emphasis"><text:span text:style-name="T154">e</text:span></text:span><text:span text:style-name="Strong_20_Emphasis"><text:span text:style-name="T155">r </text:span></text:span><text:span text:style-name="Strong_20_Emphasis"><text:span text:style-name="T154">nu</text:span></text:span><text:span text:style-name="Strong_20_Emphasis"><text:span text:style-name="T136">.</text:span></text:span>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52"><text:span text:style-name="Strong_20_Emphasis"><text:span text:style-name="T55">O</text:span></text:span><text:span text:style-name="Strong_20_Emphasis"><text:span text:style-name="T56">p het scherm </text:span></text:span><text:span text:style-name="Strong_20_Emphasis"><text:span text:style-name="T157">Wilt u deze aanpassingen wegschrijven naar de schijven? </text:span></text:span><text:span text:style-name="Strong_20_Emphasis"><text:span text:style-name="T63">controleer de </text:span></text:span><text:span text:style-name="Strong_20_Emphasis"><text:span text:style-name="T64">partities</text:span></text:span><text:span text:style-name="Strong_20_Emphasis"><text:span text:style-name="T63"> </text:span></text:span><text:span text:style-name="Strong_20_Emphasis"><text:span text:style-name="T65">die </text:span></text:span><text:span text:style-name="Strong_20_Emphasis"><text:span text:style-name="T66">geformatteerd</text:span></text:span><text:span text:style-name="Strong_20_Emphasis"><text:span text:style-name="T65"> worden </text:span></text:span><text:span text:style-name="Strong_20_Emphasis"><text:span text:style-name="T63">en </text:span></text:span><text:span text:style-name="Strong_20_Emphasis"><text:span text:style-name="T55">klik </text:span></text:span><text:span text:style-name="Strong_20_Emphasis"><text:span text:style-name="T57">op </text:span></text:span><text:span text:style-name="Strong_20_Emphasis"><text:span text:style-name="T153">Verder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6"/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3"><text:s/></text:span></text:span><text:span text:style-name="T82"><draw:control text:anchor-type="as-char" draw:z-index="4" draw:name="Vorm19" draw:style-name="gr1" draw:text-style-name="P108" svg:width="0.35cm" svg:height="0.35cm" draw:control="control5"/></text:span></text:p>
          </table:table-cell>
          <table:table-cell table:style-name="_32_._5f_Installatie_5f_uitvoeren.A1" office:value-type="string">
            <text:p text:style-name="P10"><text:span text:style-name="Strong_20_Emphasis"><text:span text:style-name="T308">O</text:span></text:span><text:span text:style-name="Strong_20_Emphasis"><text:span text:style-name="T309">p </text:span></text:span><text:span text:style-name="Strong_20_Emphasis"><text:span text:style-name="T310">het </text:span></text:span><text:span text:style-name="Strong_20_Emphasis"><text:span text:style-name="T311">scherm </text:span></text:span><text:span text:style-name="Strong_20_Emphasis"><text:span text:style-name="T324">Waar bevindt u zich?</text:span></text:span><text:span text:style-name="Strong_20_Emphasis"><text:span text:style-name="T311"> </text:span></text:span><text:span text:style-name="Strong_20_Emphasis"><text:span text:style-name="T312">controleer </text:span></text:span><text:span text:style-name="Strong_20_Emphasis"><text:span text:style-name="T313">de </text:span></text:span><text:span text:style-name="Strong_20_Emphasis"><text:span text:style-name="T312">locatie en </text:span></text:span><text:span text:style-name="Strong_20_Emphasis"><text:span text:style-name="T308">klik </text:span></text:span><text:span text:style-name="Strong_20_Emphasis"><text:span text:style-name="T311">op </text:span></text:span><text:span text:style-name="Strong_20_Emphasis"><text:span text:style-name="T324">Verder</text:span></text:span><text:span text:style-name="Strong_20_Emphasis"><text:span text:style-name="T311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86"><text:span text:style-name="Strong_20_Emphasis"><text:span text:style-name="T3"><text:s/></text:span></text:span><text:span text:style-name="Strong_20_Emphasis"><text:span text:style-name="T82"><draw:control text:anchor-type="as-char" draw:z-index="18" draw:name="Vorm 1" draw:style-name="gr1" draw:text-style-name="P108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0"><text:span text:style-name="T325">Op </text:span><text:span text:style-name="T326">het </text:span><text:span text:style-name="T324">scherm </text:span><text:span text:style-name="Strong_20_Emphasis"><text:span text:style-name="T324">Wie bent u?</text:span></text:span><text:span text:style-name="T324"> </text:span><text:span text:style-name="T325">vul </text:span><text:span text:style-name="T327">in </text:span><text:span text:style-name="Strong_20_Emphasis"><text:span text:style-name="T328">Uw n</text:span></text:span><text:span text:style-name="Strong_20_Emphasis"><text:span text:style-name="T329">aam</text:span></text:span><text:span text:style-name="Strong_20_Emphasis"><text:span text:style-name="T314"> </text:span></text:span><text:span text:style-name="Definition"><text:span text:style-name="T5">gebruiker</text:span></text:span><text:span text:style-name="Strong_20_Emphasis"><text:span text:style-name="T315">, <text:line-break/></text:span></text:span><text:span text:style-name="Strong_20_Emphasis"><text:span text:style-name="T329">Naam </text:span></text:span><text:span text:style-name="Strong_20_Emphasis"><text:span text:style-name="T328">van uw </text:span></text:span><text:span text:style-name="Strong_20_Emphasis"><text:span text:style-name="T330">computer</text:span></text:span><text:span text:style-name="Definition"><text:span text:style-name="T19"> </text:span></text:span><text:span text:style-name="Definition"><text:span text:style-name="T5">computernaam</text:span></text:span><text:span text:style-name="Strong_20_Emphasis"><text:span text:style-name="T314">,<text:line-break/></text:span></text:span><text:span text:style-name="Strong_20_Emphasis"><text:span text:style-name="T328">Kies een g</text:span></text:span><text:span text:style-name="Strong_20_Emphasis"><text:span text:style-name="T330">ebruikersnaam</text:span></text:span><text:span text:style-name="Strong_20_Emphasis"><text:span text:style-name="T314"> </text:span></text:span><text:span text:style-name="Definition"><text:span text:style-name="T5">gebruikersnaam</text:span></text:span><text:span text:style-name="Strong_20_Emphasis"><text:span text:style-name="T314">,<text:line-break/></text:span></text:span><text:span text:style-name="Strong_20_Emphasis"><text:span text:style-name="T316">g</text:span></text:span><text:span text:style-name="Strong_20_Emphasis"><text:span text:style-name="T305">eef tweemaal een </text:span></text:span><text:span text:style-name="Strong_20_Emphasis"><text:span text:style-name="T322">wachtwoord</text:span></text:span><text:span text:style-name="Strong_20_Emphasis"><text:span text:style-name="T305">,</text:span></text:span><text:span text:style-name="Strong_20_Emphasis"><text:span text:style-name="T317"> </text:span></text:span><text:span text:style-name="Strong_20_Emphasis"><text:span text:style-name="T318">en</text:span></text:span><text:span text:style-name="Strong_20_Emphasis"><text:span text:style-name="T317"> </text:span></text:span><text:span text:style-name="Strong_20_Emphasis"><text:span text:style-name="T319">k</text:span></text:span><text:span text:style-name="Strong_20_Emphasis"><text:span text:style-name="T305">lik op </text:span></text:span><text:span text:style-name="Strong_20_Emphasis"><text:span text:style-name="T322">Verder</text:span></text:span><text:span text:style-name="Strong_20_Emphasis"><text:span text:style-name="T305">.</text:span>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92"><text:span text:style-name="Strong_20_Emphasis"><text:span text:style-name="T3"><text:s/></text:span></text:span><text:span text:style-name="Strong_20_Emphasis"><text:span text:style-name="T82"><draw:control text:anchor-type="as-char" draw:z-index="22" draw:name="Vorm 3" draw:style-name="gr1" draw:text-style-name="P108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17">Op het scherm <text:span text:style-name="T398">Installatie voltooid</text:span> klik op <text:span text:style-name="T399">Nu he</text:span><text:span text:style-name="T398">rstarten</text:span>.</text:p>
          </table:table-cell>
        </table:table-row>
      </table:table>
      <text:p text:style-name="P49"><text:span text:style-name="Strong_20_Emphasis"><text:span text:style-name="T133"/></text:span></text:p>
      <text:list xml:id="list93306741283668" text:continue-numbering="true" text:style-name="L1">
        <text:list-item>
          <text:p text:style-name="P94"><text:span text:style-name="Strong_20_Emphasis"><text:span text:style-name="T158">Installatie </text:span></text:span><text:span text:style-name="Strong_20_Emphasis"><text:span text:style-name="T159">afronden</text:span></text:span></text:p>
        </text:list-item>
      </text:list>
      <text:p text:style-name="P53"><text:span text:style-name="Strong_20_Emphasis"><text:span text:style-name="T6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8"><text:span text:style-name="Strong_20_Emphasis"><text:span text:style-name="T82"><text:s/></text:span></text:span><text:span text:style-name="Strong_20_Emphasis"><text:span text:style-name="T127"><draw:control text:anchor-type="as-char" draw:z-index="5" draw:name="Vorm24" draw:style-name="gr1" draw:text-style-name="P108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67">Aanmelden als </text:span></text:span><text:span text:style-name="Definition"><text:span text:style-name="T11">gebruiker</text:span></text:span><text:span text:style-name="Strong_20_Emphasis"><text:span text:style-name="T67">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6"><text:span text:style-name="Strong_20_Emphasis"><text:span text:style-name="T134"/></text:span></text:p>
          </table:table-cell>
        </table:table-row>
        <table:table-row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6"><draw:control text:anchor-type="as-char" draw:z-index="21" draw:name="Vorm 2" draw:style-name="gr1" draw:text-style-name="P108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26"><text:span text:style-name="Strong_20_Emphasis"><text:span text:style-name="T72">V</text:span></text:span><text:span text:style-name="Strong_20_Emphasis"><text:span text:style-name="T68">olg de aanwijzingen </text:span></text:span><text:span text:style-name="Strong_20_Emphasis"><text:span text:style-name="T73">op de schermen</text:span></text:span><text:span text:style-name="Strong_20_Emphasis"><text:span text:style-name="T137">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6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82"><text:s/></text:span></text:span><text:span text:style-name="Strong_20_Emphasis"><text:span text:style-name="T127"><draw:control text:anchor-type="as-char" draw:z-index="11" draw:name="Vorm4_1" draw:style-name="gr1" draw:text-style-name="P10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83"><text:span text:style-name="Strong_20_Emphasis"><text:span text:style-name="T82">Installeer </text:span></text:span><text:span text:style-name="Strong_20_Emphasis"><text:span text:style-name="T120">pakket kz</text:span></text:span><text:span text:style-name="Strong_20_Emphasis"><text:span text:style-name="T120"><text:note text:id="ftn7" text:note-class="footnote"><text:note-citation>1</text:note-citation><text:note-body><text:p text:style-name="P79"><text:span text:style-name="T373">Debian-p</text:span>akket kz plaatst documenten en scripts van Karel Zimmer <text:span text:style-name="T372">(zie </text:span><text:a xlink:type="simple" xlink:href="https://karelzimmer.nl/" text:style-name="Internet_20_link" text:visited-style-name="Visited_20_Internet_20_Link"><text:span text:style-name="Strong_20_Emphasis"><text:span text:style-name="T364">karelzimmer.nl</text:span></text:span></text:a><text:span text:style-name="Strong_20_Emphasis"><text:span text:style-name="T35">) </text:span></text:span>voor het installeren en beheren van Debian en op Debian gebaseerd systeem zoals Ubuntu.</text:p></text:note-body></text:note></text:span></text:span><text:span text:style-name="Strong_20_Emphasis"><text:span text:style-name="T83"> </text:span></text:span><text:span text:style-name="Strong_20_Emphasis"><text:span text:style-name="T121">via </text:span></text:span><text:span text:style-name="Strong_20_Emphasis"><text:span text:style-name="T91">een </text:span></text:span><text:span text:style-name="Strong_20_Emphasis"><text:span text:style-name="T106">druk</text:span></text:span><text:span text:style-name="Strong_20_Emphasis"><text:span text:style-name="T91"> op</text:span></text:span><text:span text:style-name="Strong_20_Emphasis"><text:span text:style-name="T107"> de </text:span></text:span><text:span text:style-name="Strong_20_Emphasis"><text:span text:style-name="T94">Super</text:span></text:span><text:span text:style-name="Strong_20_Emphasis"><text:span text:style-name="T107">-toets</text:span></text:span><text:span text:style-name="Strong_20_Emphasis"><text:span text:style-name="T97"><text:note text:id="ftn8" text:note-class="footnote"><text:note-citation>2</text:note-citation><text:note-body><text:p text:style-name="P47"><text:span text:style-name="T246">De </text:span><text:span text:style-name="T247">Super</text:span><text:span text:style-name="T246">-toets is de Windows-toets, Command-toets </text:span><text:span text:style-name="T249">(Apple)</text:span><text:span text:style-name="T246">, of Vergrootglas-toets </text:span><text:span text:style-name="T249">(Chromebook)</text:span><text:span text:style-name="T246">.</text:span></text:p></text:note-body></text:note></text:span></text:span><text:span text:style-name="Strong_20_Emphasis"><text:span text:style-name="T91">, </text:span></text:span><text:span text:style-name="Strong_20_Emphasis"><text:span text:style-name="T104">t</text:span></text:span><text:span text:style-name="Strong_20_Emphasis"><text:span text:style-name="T96">yp </text:span></text:span><text:span text:style-name="Strong_20_Emphasis"><text:span text:style-name="T143">ter</text:span></text:span><text:span text:style-name="Strong_20_Emphasis"><text:span text:style-name="T144">m</text:span></text:span><text:span text:style-name="Strong_20_Emphasis"><text:span text:style-name="T85"> </text:span></text:span><text:span text:style-name="Strong_20_Emphasis"><text:span text:style-name="T105">e</text:span></text:span><text:span text:style-name="Strong_20_Emphasis"><text:span text:style-name="T83">n </text:span></text:span><text:span text:style-name="Strong_20_Emphasis"><text:span text:style-name="T99">k</text:span></text:span><text:span text:style-name="Strong_20_Emphasis"><text:span text:style-name="T83">lik op het pictogram van </text:span></text:span><text:span text:style-name="Strong_20_Emphasis"><text:span text:style-name="T145">Terminalvenster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82"/></text:span></text:p>
          </table:table-cell>
          <table:table-cell table:style-name="_33_._5f_Installatie_5f_afronden.A1" office:value-type="string">
            <text:p text:style-name="P62"><text:span text:style-name="T6">Typ</text:span><text:span text:style-name="Strong_20_Emphasis"><text:span text:style-name="T86">, of </text:span></text:span><text:span text:style-name="Strong_20_Emphasis"><text:span text:style-name="T85">kopieer en plak, de</text:span></text:span><text:span text:style-name="Strong_20_Emphasis"><text:span text:style-name="T108">z</text:span></text:span><text:span text:style-name="Strong_20_Emphasis"><text:span text:style-name="T85">e </text:span></text:span><text:span text:style-name="Strong_20_Emphasis"><text:span text:style-name="T88">twee </text:span></text:span><text:span text:style-name="Strong_20_Emphasis"><text:span text:style-name="T85">opdrachten, ieder gevolgd door de </text:span></text:span><text:span text:style-name="Strong_20_Emphasis"><text:span text:style-name="T84">Enter</text:span></text:span><text:span text:style-name="Strong_20_Emphasis"><text:span text:style-name="T83">-toets:<text:line-break/></text:span></text:span><text:span text:style-name="User_20_Entry"><text:span text:style-name="T36">wget karelzimmer.nl/</text:span></text:span><text:span text:style-name="User_20_Entry"><text:span text:style-name="T37">kz</text:span></text:span><text:span text:style-name="User_20_Entry"><text:span text:style-name="T36"><text:line-break/>bash </text:span></text:span><text:span text:style-name="User_20_Entry"><text:span text:style-name="T37">kz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69"><text:span text:style-name="T3">V</text:span><text:span text:style-name="Strong_20_Emphasis"><text:span text:style-name="T89">olg </text:span></text:span><text:span text:style-name="Strong_20_Emphasis"><text:span text:style-name="T9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82"><text:s/></text:span></text:span><text:span text:style-name="Strong_20_Emphasis"><text:span text:style-name="T127"><draw:control text:anchor-type="as-char" draw:z-index="6" draw:name="Vorm37" draw:style-name="gr1" draw:text-style-name="P10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3"><text:span text:style-name="Strong_20_Emphasis"><text:span text:style-name="T109">Rond de</text:span></text:span><text:span text:style-name="Strong_20_Emphasis"><text:span text:style-name="T110"> installatie </text:span></text:span><text:span text:style-name="Strong_20_Emphasis"><text:span text:style-name="T109">af </text:span></text:span><text:span text:style-name="Strong_20_Emphasis"><text:span text:style-name="T83">via </text:span></text:span><text:span text:style-name="Strong_20_Emphasis"><text:span text:style-name="T111">een</text:span></text:span><text:span text:style-name="Strong_20_Emphasis"><text:span text:style-name="T112"> druk</text:span></text:span><text:span text:style-name="Strong_20_Emphasis"><text:span text:style-name="T111"> op</text:span></text:span><text:span text:style-name="Strong_20_Emphasis"><text:span text:style-name="T107"> de </text:span></text:span><text:span text:style-name="Strong_20_Emphasis"><text:span text:style-name="T94">Super</text:span></text:span><text:span text:style-name="Strong_20_Emphasis"><text:span text:style-name="T107">-toets</text:span></text:span><text:span text:style-name="Strong_20_Emphasis"><text:span text:style-name="T43"><text:note-ref text:note-class="footnote" text:reference-format="text" text:ref-name="ftn8">2</text:note-ref></text:span></text:span><text:span text:style-name="Strong_20_Emphasis"><text:span text:style-name="T91">, </text:span></text:span><text:span text:style-name="Strong_20_Emphasis"><text:span text:style-name="T104">t</text:span></text:span><text:span text:style-name="Strong_20_Emphasis"><text:span text:style-name="T96">yp </text:span></text:span><text:span text:style-name="Strong_20_Emphasis"><text:span text:style-name="T141">men</text:span></text:span><text:span text:style-name="Strong_20_Emphasis"><text:span text:style-name="T140">u</text:span></text:span><text:span text:style-name="Strong_20_Emphasis"><text:span text:style-name="T97"> </text:span></text:span><text:span text:style-name="Strong_20_Emphasis"><text:span text:style-name="T105">e</text:span></text:span><text:span text:style-name="Strong_20_Emphasis"><text:span text:style-name="T83">n </text:span></text:span><text:span text:style-name="Strong_20_Emphasis"><text:span text:style-name="T99">k</text:span></text:span><text:span text:style-name="Strong_20_Emphasis"><text:span text:style-name="T83">lik op het pictogram van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97">.</text:span></text:span></text:p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82"/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113">K</text:span></text:span><text:span text:style-name="Strong_20_Emphasis"><text:span text:style-name="T101">ie</text:span></text:span><text:span text:style-name="Strong_20_Emphasis"><text:span text:style-name="T102">s </text:span></text:span><text:span text:style-name="Strong_20_Emphasis"><text:span text:style-name="T165">3</text:span></text:span><text:span text:style-name="Strong_20_Emphasis"><text:span text:style-name="T138"> </text:span></text:span><text:span text:style-name="Strong_20_Emphasis"><text:span text:style-name="T166">Installatie</text:span></text:span><text:span text:style-name="Strong_20_Emphasis"><text:span text:style-name="T167"> </text:span></text:span><text:span text:style-name="Strong_20_Emphasis"><text:span text:style-name="T168">afronden</text:span></text:span><text:span text:style-name="Strong_20_Emphasis"><text:span text:style-name="T113"> </text:span></text:span><text:span text:style-name="Strong_20_Emphasis"><text:span text:style-name="T89">en </text:span></text:span><text:span text:style-name="Strong_20_Emphasis"><text:span text:style-name="T123">klik op </text:span></text:span><text:span text:style-name="Strong_20_Emphasis"><text:span text:style-name="T147">Verder</text:span></text:span><text:span text:style-name="Strong_20_Emphasis"><text:span text:style-name="T123">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0"><text:span text:style-name="T3">V</text:span><text:span text:style-name="Strong_20_Emphasis"><text:span text:style-name="T89">olg </text:span></text:span><text:span text:style-name="Strong_20_Emphasis"><text:span text:style-name="T9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0"/>
          </table:table-cell>
        </table:table-row>
        <table:table-row>
          <table:table-cell table:style-name="_33_._5f_Installatie_5f_afronden.A1" office:value-type="string">
            <text:p text:style-name="P101"><text:span text:style-name="Strong_20_Emphasis"><text:span text:style-name="T82"><text:s/></text:span></text:span><text:span text:style-name="Strong_20_Emphasis"><text:span text:style-name="T127"><draw:control text:anchor-type="as-char" draw:z-index="23" draw:name="Vorm 4" draw:style-name="gr1" draw:text-style-name="P108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102"><text:span text:style-name="T398">Herstart</text:span><text:span text:style-name="T400">en</text:span>.</text:p>
          </table:table-cell>
        </table:table-row>
      </table:table>
      <text:p text:style-name="P53"><text:span text:style-name="Strong_20_Emphasis"><text:span text:style-name="T67"><text:tab/></text:span></text:span></text:p>
      <text:p text:style-name="P54"><text:span text:style-name="Strong_20_Emphasis"><text:span text:style-name="T103"/></text:span></text:p>
      <text:p text:style-name="P55"><text:span text:style-name="Strong_20_Emphasis"><text:span text:style-name="T90"/></text:span></text:p>
      <text:list xml:id="list93306585241300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3"><text:span text:style-name="Strong_20_Emphasis"><text:span text:style-name="T82"><text:s/></text:span></text:span><text:span text:style-name="Strong_20_Emphasis"><text:span text:style-name="T127"><draw:control text:anchor-type="as-char" draw:z-index="12" draw:name="Vorm40_0" draw:style-name="gr1" draw:text-style-name="P108" svg:width="0.35cm" svg:height="0.35cm" draw:control="control13"/></text:span></text:span></text:p>
          </table:table-cell>
          <table:table-cell table:style-name="Tabel2.A1" office:value-type="string">
            <text:p text:style-name="P24"><text:span text:style-name="Strong_20_Emphasis"><text:span text:style-name="T67">Aanmelden als </text:span></text:span><text:span text:style-name="Definition"><text:span text:style-name="T11">gebruiker</text:span></text:span><text:span text:style-name="Strong_20_Emphasis"><text:span text:style-name="T114"><text:note text:id="ftn9" text:note-class="footnote"><text:note-citation>1</text:note-citation><text:note-body><text:p text:style-name="P73"><text:span text:style-name="User_20_Entry"><text:span text:style-name="T229">E</text:span></text:span><text:span text:style-name="User_20_Entry"><text:span text:style-name="T231">ventuele extra </text:span></text:span><text:span text:style-name="Definition"><text:span text:style-name="T396">gebruiker</text:span></text:span><text:span text:style-name="User_20_Entry"><text:span text:style-name="T230">s</text:span></text:span><text:span text:style-name="User_20_Entry"><text:span text:style-name="T231"> aanmelden en dezelfde stappen uitvoeren.</text:span></text:span></text:p></text:note-body></text:note></text:span></text:span><text:span text:style-name="Strong_20_Emphasis"><text:span text:style-name="T67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0"/>
          </table:table-cell>
        </table:table-row>
        <table:table-row>
          <table:table-cell table:style-name="Tabel2.A1" office:value-type="string">
            <text:p text:style-name="P67"><text:span text:style-name="Strong_20_Emphasis"><text:span text:style-name="T82"><text:s/></text:span></text:span><text:span text:style-name="Strong_20_Emphasis"><text:span text:style-name="T127"><draw:control text:anchor-type="as-char" draw:z-index="14" draw:name="Vorm40_2" draw:style-name="gr1" draw:text-style-name="P108" svg:width="0.35cm" svg:height="0.35cm" draw:control="control15"/></text:span></text:span></text:p>
          </table:table-cell>
          <table:table-cell table:style-name="Tabel2.A1" office:value-type="string">
            <text:p text:style-name="P23"><text:span text:style-name="Strong_20_Emphasis"><text:span text:style-name="T115">R</text:span></text:span><text:span text:style-name="Strong_20_Emphasis"><text:span text:style-name="T116">icht </text:span></text:span><text:span text:style-name="Strong_20_Emphasis"><text:span text:style-name="T117">de </text:span></text:span><text:span text:style-name="Definition"><text:span text:style-name="T31">gebruiker</text:span></text:span><text:span text:style-name="Strong_20_Emphasis"><text:span text:style-name="T116"> </text:span></text:span><text:span text:style-name="Strong_20_Emphasis"><text:span text:style-name="T118">in </text:span></text:span><text:span text:style-name="Strong_20_Emphasis"><text:span text:style-name="T83">via </text:span></text:span><text:span text:style-name="Strong_20_Emphasis"><text:span text:style-name="T111">een</text:span></text:span><text:span text:style-name="Strong_20_Emphasis"><text:span text:style-name="T112"> druk</text:span></text:span><text:span text:style-name="Strong_20_Emphasis"><text:span text:style-name="T111"> op</text:span></text:span><text:span text:style-name="Strong_20_Emphasis"><text:span text:style-name="T107"> de </text:span></text:span><text:span text:style-name="Strong_20_Emphasis"><text:span text:style-name="T94">Super</text:span></text:span><text:span text:style-name="Strong_20_Emphasis"><text:span text:style-name="T107">-toets</text:span></text:span><text:span text:style-name="Strong_20_Emphasis"><text:span text:style-name="T43"><text:note text:id="ftn10" text:note-class="footnote"><text:note-citation>2</text:note-citation><text:note-body><text:p text:style-name="P48"><text:span text:style-name="T246">De </text:span><text:span text:style-name="T247">Super</text:span><text:span text:style-name="T246">-toets is de Windows-toets, Command-toets </text:span><text:span text:style-name="T249">(Apple)</text:span><text:span text:style-name="T246">, of Vergrootglas-toets </text:span><text:span text:style-name="T249">(Chromebook)</text:span><text:span text:style-name="T246">.</text:span></text:p></text:note-body></text:note></text:span></text:span><text:span text:style-name="Strong_20_Emphasis"><text:span text:style-name="T91">, </text:span></text:span><text:span text:style-name="Strong_20_Emphasis"><text:span text:style-name="T104">t</text:span></text:span><text:span text:style-name="Strong_20_Emphasis"><text:span text:style-name="T96">yp </text:span></text:span><text:span text:style-name="Strong_20_Emphasis"><text:span text:style-name="T141">men</text:span></text:span><text:span text:style-name="Strong_20_Emphasis"><text:span text:style-name="T140">u</text:span></text:span><text:span text:style-name="Strong_20_Emphasis"><text:span text:style-name="T97"> </text:span></text:span><text:span text:style-name="Strong_20_Emphasis"><text:span text:style-name="T105">e</text:span></text:span><text:span text:style-name="Strong_20_Emphasis"><text:span text:style-name="T83">n </text:span></text:span><text:span text:style-name="Strong_20_Emphasis"><text:span text:style-name="T99">k</text:span></text:span><text:span text:style-name="Strong_20_Emphasis"><text:span text:style-name="T83">lik op het pictogram van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97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27"><text:span text:style-name="Strong_20_Emphasis"><text:span text:style-name="T113">K</text:span></text:span><text:span text:style-name="Strong_20_Emphasis"><text:span text:style-name="T101">ie</text:span></text:span><text:span text:style-name="Strong_20_Emphasis"><text:span text:style-name="T102">s </text:span></text:span><text:span text:style-name="Strong_20_Emphasis"><text:span text:style-name="T165">4 </text:span></text:span><text:span text:style-name="Strong_20_Emphasis"><text:span text:style-name="T142">Gebruiker inrichten</text:span></text:span><text:span text:style-name="Strong_20_Emphasis"><text:span text:style-name="T113"> </text:span></text:span><text:span text:style-name="Strong_20_Emphasis"><text:span text:style-name="T89">en </text:span></text:span><text:span text:style-name="Strong_20_Emphasis"><text:span text:style-name="T123">klik op </text:span></text:span><text:span text:style-name="Strong_20_Emphasis"><text:span text:style-name="T148">Verder</text:span></text:span><text:span text:style-name="Strong_20_Emphasis"><text:span text:style-name="T123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71"><text:span text:style-name="T3">V</text:span><text:span text:style-name="Strong_20_Emphasis"><text:span text:style-name="T89">olg </text:span></text:span><text:span text:style-name="Strong_20_Emphasis"><text:span text:style-name="T90">de aanwijzingen op het scherm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71"/>
          </table:table-cell>
        </table:table-row>
        <table:table-row>
          <table:table-cell table:style-name="Tabel2.A1" office:value-type="string">
            <text:p text:style-name="P105"><text:span text:style-name="Strong_20_Emphasis"><text:span text:style-name="T81"><text:s/></text:span></text:span><text:span text:style-name="Strong_20_Emphasis"><text:span text:style-name="T126"><draw:control text:anchor-type="as-char" draw:z-index="24" draw:name="Vorm 5" draw:style-name="gr1" draw:text-style-name="P108" svg:width="0.35cm" svg:height="0.35cm" draw:control="control25"/></text:span></text:span></text:p>
          </table:table-cell>
          <table:table-cell table:style-name="Tabel2.A1" office:value-type="string">
            <text:p text:style-name="P107"><text:span text:style-name="T398">Afmelden</text:span>.</text:p>
          </table:table-cell>
        </table:table-row>
      </table:table>
      <text:p text:style-name="P22"><text:span text:style-name="Strong_20_Emphasis"><text:span text:style-name="T119"/></text:span></text:p>
      <text:p text:style-name="P41"/>
      <text:p text:style-name="P41"/>
      <text:p text:style-name="P43"><text:span text:style-name="T240">E</text:span><text:span text:style-name="T241">inde c</text:span><text:span text:style-name="T242">hecklist, </text:span><text:span text:style-name="T243">d</text:span><text:span text:style-name="T242">e installatie van </text:span><text:span text:style-name="Strong_20_Emphasis"><text:span text:style-name="T260"><text:user-field-get text:name="Distro">Ubuntu</text:user-field-get></text:span></text:span><text:span text:style-name="T244"><text:s/></text:span><text:span text:style-name="T245"><text:user-field-get text:name="Version">22.04</text:user-field-get></text:span><text:span text:style-name="Strong_20_Emphasis"><text:span text:style-name="T261"><text:s/></text:span></text:span><text:span text:style-name="Strong_20_Emphasis"><text:span text:style-name="T259">LTS</text:span></text:span><text:span text:style-name="T42"> </text:span><text:span text:style-name="Strong_20_Emphasis"><text:span text:style-name="T169"><text:user-field-get text:name="Edition">desktop</text:user-field-get></text:span></text:span><text:span text:style-name="Strong_20_Emphasis"><text:span text:style-name="T169"><text:s/></text:span></text:span><text:span text:style-name="T242">is voltooid.</text:span></text:p>
      <text:p text:style-name="P19"/>
      <text:p text:style-name="P9"><text:span text:style-name="Emphasis"><text:span text:style-name="T334">Geschreven </text:span></text:span><text:span text:style-name="Emphasis"><text:span text:style-name="T337">in</text:span></text:span><text:span text:style-name="Emphasis"><text:span text:style-name="T331"> </text:span></text:span><text:span text:style-name="Strong_20_Emphasis"><text:span text:style-name="T90"><text:user-field-get style:data-style-name="N0" text:name="Releaseyear">2022</text:user-field-get></text:span></text:span><text:span text:style-name="Emphasis"><text:span text:style-name="T332"><text:s/></text:span></text:span><text:span text:style-name="Emphasis"><text:span text:style-name="T333">d</text:span></text:span><text:span text:style-name="Emphasis"><text:span text:style-name="T334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5">Karel Zimmer</text:span></text:span></text:a><text:span text:style-name="Emphasis"><text:span text:style-name="T334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36">Creative Commons Publiek Domein Verklaring</text:span></text:span></text:a><text:span text:style-name="Emphasis"><text:span text:style-name="T33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4-19T09:33:05.696880100">19-04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19T09:33:05.465646165</dc:date>
    <meta:keyword>Installatie</meta:keyword>
    <meta:keyword>Checklist</meta:keyword>
    <meta:keyword>Linux</meta:keyword>
    <meta:editing-cycles>6649</meta:editing-cycles>
    <meta:editing-duration>P11DT18H23M8S</meta:editing-duration>
    <dc:creator>Karel Zimmer</dc:creator>
    <meta:printed-by>Karel Zimmer</meta:printed-by>
    <meta:print-date>2023-01-31T09:30:55.710267268</meta:print-date>
    <meta:document-statistic meta:table-count="4" meta:image-count="0" meta:object-count="0" meta:page-count="4" meta:paragraph-count="85" meta:word-count="751" meta:character-count="5139" meta:non-whitespace-character-count="4413"/>
    <meta:user-defined meta:name="Info 1"/>
    <meta:user-defined meta:name="Info 2"/>
    <meta:user-defined meta:name="Info 3"/>
    <meta:user-defined meta:name="Info 4"/>
  </office:meta>
</office:document-meta>
</file>